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ff0000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465a4" draw:marker-start-width="0.279cm" draw:marker-end-width="0.279cm" svg:stroke-opacity="100%" draw:fill="solid" draw:fill-color="#729fcf" draw:opacity="100%" draw:opacity-name="Transparency_20_3" draw:textarea-horizontal-align="justify" draw:textarea-vertical-align="middle" draw:auto-grow-height="false" fo:min-height="1.112cm" fo:min-width="0.86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.2cm" fo:text-align="center" fo:text-indent="0cm" style:writing-mode="lr-tb"/>
    </style:style>
    <style:style style:name="P2" style:family="paragraph">
      <loext:graphic-properties draw:fill="solid" draw:fill-color="#729fcf" draw:opacity="100%" draw:opacity-name="Transparency_20_3"/>
      <style:paragraph-properties fo:margin-left="0cm" fo:margin-right="0.2cm" fo:text-align="center" fo:text-indent="0cm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465a4"/>
    </style:style>
    <style:style style:name="T1" style:family="text">
      <style:text-properties style:text-position="-33% 58%"/>
    </style:style>
    <style:style style:name="T2" style:family="text">
      <style:text-properties fo:color="#c9211e"/>
    </style:style>
    <style:style style:name="T3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1" draw:start-glue-point="11" draw:end-shape="id2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3" draw:start-glue-point="11" draw:end-shape="id4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5" draw:start-glue-point="11" draw:end-shape="id3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5" draw:start-glue-point="10" draw:end-shape="id6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5" draw:start-glue-point="5" draw:end-shape="id7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5" draw:start-glue-point="6" draw:end-shape="id8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9" draw:start-glue-point="9" draw:end-shape="id7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</draw:page>
      <draw:page draw:name="page2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10" draw:start-glue-point="11" draw:end-shape="id11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12" draw:start-glue-point="11" draw:end-shape="id13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14" draw:start-glue-point="11" draw:end-shape="id12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14" draw:start-glue-point="10" draw:end-shape="id15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14" draw:start-glue-point="5" draw:end-shape="id16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14" draw:start-glue-point="6" draw:end-shape="id17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18" draw:start-glue-point="9" draw:end-shape="id16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</draw:page>
      <draw:page draw:name="page3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19" draw:start-glue-point="11" draw:end-shape="id20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21" draw:start-glue-point="11" draw:end-shape="id22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23" draw:start-glue-point="11" draw:end-shape="id21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23" draw:start-glue-point="10" draw:end-shape="id24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23" draw:start-glue-point="5" draw:end-shape="id25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23" draw:start-glue-point="6" draw:end-shape="id26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27" draw:start-glue-point="9" draw:end-shape="id25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28" draw:id="id28" draw:layer="layout" svg:x1="3.708cm" svg:y1="7.294cm" svg:x2="3.708cm" svg:y2="7.294cm" draw:start-shape="id27" draw:start-glue-point="11" draw:end-shape="id27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28" draw:start-glue-point="0" draw:end-shape="id29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</draw:page>
      <draw:page draw:name="page4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30" draw:start-glue-point="11" draw:end-shape="id31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32" draw:start-glue-point="11" draw:end-shape="id33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34" draw:start-glue-point="11" draw:end-shape="id32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34" draw:start-glue-point="10" draw:end-shape="id35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34" draw:start-glue-point="5" draw:end-shape="id36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34" draw:start-glue-point="6" draw:end-shape="id37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38" draw:start-glue-point="9" draw:end-shape="id36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39" draw:id="id39" draw:layer="layout" svg:x1="3.708cm" svg:y1="7.294cm" svg:x2="3.708cm" svg:y2="7.294cm" draw:start-shape="id38" draw:start-glue-point="11" draw:end-shape="id38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39" draw:start-glue-point="0" draw:end-shape="id40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</draw:page>
      <draw:page draw:name="page5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3" draw:id="id43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41" draw:start-glue-point="11" draw:end-shape="id42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43" draw:start-glue-point="11" draw:end-shape="id44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45" draw:start-glue-point="11" draw:end-shape="id43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45" draw:start-glue-point="10" draw:end-shape="id46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45" draw:start-glue-point="5" draw:end-shape="id47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45" draw:start-glue-point="6" draw:end-shape="id48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49" draw:start-glue-point="9" draw:end-shape="id47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50" draw:id="id50" draw:layer="layout" svg:x1="3.708cm" svg:y1="7.294cm" svg:x2="3.708cm" svg:y2="7.294cm" draw:start-shape="id49" draw:start-glue-point="11" draw:end-shape="id49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50" draw:start-glue-point="0" draw:end-shape="id51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1cm" svg:height="0.962cm" svg:x="15.701cm" svg:y="0.997cm">
          <draw:text-box>
            <text:p><text:span text:style-name="T3">5</text:span></text:p>
          </draw:text-box>
        </draw:frame>
      </draw:page>
      <draw:page draw:name="page6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2" draw:id="id62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52" draw:start-glue-point="11" draw:end-shape="id53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54" draw:start-glue-point="11" draw:end-shape="id55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56" draw:start-glue-point="11" draw:end-shape="id54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56" draw:start-glue-point="10" draw:end-shape="id57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56" draw:start-glue-point="5" draw:end-shape="id58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56" draw:start-glue-point="6" draw:end-shape="id59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60" draw:start-glue-point="9" draw:end-shape="id58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61" draw:id="id61" draw:layer="layout" svg:x1="3.708cm" svg:y1="7.294cm" svg:x2="3.708cm" svg:y2="7.294cm" draw:start-shape="id60" draw:start-glue-point="11" draw:end-shape="id60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61" draw:start-glue-point="0" draw:end-shape="id62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1cm" svg:height="0.962cm" svg:x="15.701cm" svg:y="0.997cm">
          <draw:text-box>
            <text:p><text:span text:style-name="T3">5</text:span></text:p>
          </draw:text-box>
        </draw:frame>
        <draw:path draw:style-name="gr4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7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4" draw:id="id64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1" draw:id="id71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2cm" svg:height="2cm" svg:x="2.002cm" svg:y="12.002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9" draw:id="id69" draw:layer="layout" svg:width="2cm" svg:height="2cm" svg:x="6.503cm" svg:y="12.003cm">
          <text:p text:style-name="P1">v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2cm" svg:height="2cm" svg:x="16.004cm" svg:y="12.004cm">
          <text:p text:style-name="P1">v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2cm" svg:height="2cm" svg:x="9.004cm" svg:y="16.5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2cm" svg:height="2cm" svg:x="11.504cm" svg:y="12.004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line draw:style-name="gr3" draw:text-style-name="P3" draw:layer="layout" svg:x1="4cm" svg:y1="13cm" svg:x2="6.5cm" svg:y2="13cm">
          <text:p/>
        </draw:line>
        <draw:line draw:style-name="gr3" draw:text-style-name="P3" draw:layer="layout" svg:x1="8.5cm" svg:y1="13cm" svg:x2="11.5cm" svg:y2="13cm">
          <text:p/>
        </draw:line>
        <draw:connector draw:style-name="gr3" draw:text-style-name="P3" draw:layer="layout" draw:type="line" svg:x1="10.709cm" svg:y1="7.295cm" svg:x2="16.295cm" svg:y2="3.709cm" draw:start-shape="id63" draw:start-glue-point="11" draw:end-shape="id64" draw:end-glue-point="7" svg:d="M10709 7295l5586-3586" svg:viewBox="0 0 5587 3587">
          <text:p/>
        </draw:connector>
        <draw:connector draw:style-name="gr3" draw:text-style-name="P3" draw:layer="layout" draw:type="line" svg:x1="13.211cm" svg:y1="12.297cm" svg:x2="16.296cm" svg:y2="8.71cm" draw:start-shape="id65" draw:start-glue-point="11" draw:end-shape="id66" draw:end-glue-point="7" svg:d="M13211 12297l3085-3587" svg:viewBox="0 0 3086 3588">
          <text:p/>
        </draw:connector>
        <draw:connector draw:style-name="gr3" draw:text-style-name="P3" draw:layer="layout" draw:type="line" svg:x1="10.711cm" svg:y1="16.797cm" svg:x2="12.504cm" svg:y2="14.004cm" draw:start-shape="id67" draw:start-glue-point="11" draw:end-shape="id65" draw:end-glue-point="8" svg:d="M10711 16797l1793-2793" svg:viewBox="0 0 1794 2794">
          <text:p/>
        </draw:connector>
        <draw:connector draw:style-name="gr3" draw:text-style-name="P3" draw:layer="layout" draw:type="line" svg:x1="11.004cm" svg:y1="17.504cm" svg:x2="17.004cm" svg:y2="14.004cm" draw:start-shape="id67" draw:start-glue-point="10" draw:end-shape="id68" draw:end-glue-point="8" svg:d="M11004 17504l6000-3500" svg:viewBox="0 0 6001 3501">
          <text:p/>
        </draw:connector>
        <draw:connector draw:style-name="gr3" draw:text-style-name="P3" draw:layer="layout" draw:type="line" svg:x1="9.297cm" svg:y1="16.797cm" svg:x2="7.503cm" svg:y2="14.003cm" draw:start-shape="id67" draw:start-glue-point="5" draw:end-shape="id69" draw:end-glue-point="8" svg:d="M9297 16797l-1794-2794" svg:viewBox="0 0 1795 2795">
          <text:p/>
        </draw:connector>
        <draw:connector draw:style-name="gr3" draw:text-style-name="P3" draw:layer="layout" draw:type="line" svg:x1="9.004cm" svg:y1="17.504cm" svg:x2="3.002cm" svg:y2="14.002cm" draw:start-shape="id67" draw:start-glue-point="6" draw:end-shape="id70" draw:end-glue-point="8" svg:d="M9004 17504l-6002-3502" svg:viewBox="0 0 6003 3503">
          <text:p/>
        </draw:connector>
        <draw:line draw:style-name="gr3" draw:text-style-name="P3" draw:layer="layout" svg:x1="3cm" svg:y1="4cm" svg:x2="3cm" svg:y2="7cm">
          <text:p/>
        </draw:line>
        <draw:line draw:style-name="gr3" draw:text-style-name="P3" draw:layer="layout" svg:x1="3cm" svg:y1="9cm" svg:x2="3cm" svg:y2="12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line draw:style-name="gr3" draw:text-style-name="P3" draw:layer="layout" svg:x1="17cm" svg:y1="9cm" svg:x2="17cm" svg:y2="12cm">
          <text:p/>
        </draw:line>
        <draw:connector draw:style-name="gr3" draw:text-style-name="P3" draw:layer="layout" draw:type="line" svg:x1="3.708cm" svg:y1="8.708cm" svg:x2="6.796cm" svg:y2="12.296cm" draw:start-shape="id71" draw:start-glue-point="9" draw:end-shape="id69" draw:end-glue-point="5" svg:d="M3708 8708l3088 3588" svg:viewBox="0 0 3089 3589">
          <text:p/>
        </draw:connector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4" draw:layer="layout" svg:width="1cm" svg:height="0.962cm" svg:x="13.8cm" svg:y="10cm">
          <draw:text-box>
            <text:p>1</text:p>
          </draw:text-box>
        </draw:frame>
        <draw:frame draw:style-name="gr5" draw:text-style-name="P4" draw:layer="layout" svg:width="1cm" svg:height="0.962cm" svg:x="5.3cm" svg:y="10cm">
          <draw:text-box>
            <text:p>3</text:p>
          </draw:text-box>
        </draw:frame>
        <draw:frame draw:style-name="gr5" draw:text-style-name="P4" draw:layer="layout" svg:width="1cm" svg:height="0.962cm" svg:x="3cm" svg:y="10cm">
          <draw:text-box>
            <text:p>2</text:p>
          </draw:text-box>
        </draw:frame>
        <draw:frame draw:style-name="gr5" draw:text-style-name="P4" draw:layer="layout" svg:width="1cm" svg:height="0.962cm" svg:x="4.5cm" svg:y="12cm">
          <draw:text-box>
            <text:p>1</text:p>
          </draw:text-box>
        </draw:frame>
        <draw:frame draw:style-name="gr5" draw:text-style-name="P4" draw:layer="layout" svg:width="1cm" svg:height="0.962cm" svg:x="9.5cm" svg:y="12cm">
          <draw:text-box>
            <text:p>1</text:p>
          </draw:text-box>
        </draw:frame>
        <draw:frame draw:style-name="gr5" draw:text-style-name="P4" draw:layer="layout" svg:width="1cm" svg:height="0.962cm" svg:x="16cm" svg:y="10cm">
          <draw:text-box>
            <text:p>1</text:p>
          </draw:text-box>
        </draw:frame>
        <draw:frame draw:style-name="gr5" draw:text-style-name="P4" draw:layer="layout" svg:width="1cm" svg:height="0.962cm" svg:x="13.4cm" svg:y="15cm">
          <draw:text-box>
            <text:p>2</text:p>
          </draw:text-box>
        </draw:frame>
        <draw:frame draw:style-name="gr5" draw:text-style-name="P4" draw:layer="layout" svg:width="1cm" svg:height="0.962cm" svg:x="10.7cm" svg:y="15cm">
          <draw:text-box>
            <text:p>2</text:p>
          </draw:text-box>
        </draw:frame>
        <draw:frame draw:style-name="gr5" draw:text-style-name="P4" draw:layer="layout" svg:width="1cm" svg:height="0.962cm" svg:x="8.4cm" svg:y="15cm">
          <draw:text-box>
            <text:p>2</text:p>
          </draw:text-box>
        </draw:frame>
        <draw:frame draw:style-name="gr5" draw:text-style-name="P4" draw:layer="layout" svg:width="1cm" svg:height="0.962cm" svg:x="5.9cm" svg:y="15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frame draw:style-name="gr5" draw:text-style-name="P5" draw:layer="layout" svg:width="1cm" svg:height="0.962cm" svg:x="1.8cm" svg:y="11.3cm">
          <draw:text-box>
            <text:p><text:span text:style-name="T2">6</text:span></text:p>
          </draw:text-box>
        </draw:frame>
        <draw:frame draw:style-name="gr5" draw:text-style-name="P5" draw:layer="layout" svg:width="1cm" svg:height="0.962cm" svg:x="7.6cm" svg:y="11.3cm">
          <draw:text-box>
            <text:p><text:span text:style-name="T2">9</text:span></text:p>
          </draw:text-box>
        </draw:frame>
        <draw:frame draw:style-name="gr5" draw:text-style-name="P5" draw:layer="layout" svg:width="1cm" svg:height="0.962cm" svg:x="11.5cm" svg:y="11.3cm">
          <draw:text-box>
            <text:p><text:span text:style-name="T2">7</text:span></text:p>
          </draw:text-box>
        </draw:frame>
        <draw:frame draw:style-name="gr5" draw:text-style-name="P5" draw:layer="layout" svg:width="1cm" svg:height="0.962cm" svg:x="16cm" svg:y="11.3cm">
          <draw:text-box>
            <text:p><text:span text:style-name="T2">2</text:span></text:p>
          </draw:text-box>
        </draw:frame>
        <draw:frame draw:style-name="gr5" draw:text-style-name="P5" draw:layer="layout" svg:width="1cm" svg:height="0.962cm" svg:x="9.6cm" svg:y="15.8cm">
          <draw:text-box>
            <text:p><text:span text:style-name="T2">8</text:span></text:p>
          </draw:text-box>
        </draw:frame>
        <draw:connector draw:style-name="gr6" draw:text-style-name="P6" xml:id="id72" draw:id="id72" draw:layer="layout" svg:x1="3.708cm" svg:y1="7.294cm" svg:x2="3.708cm" svg:y2="7.294cm" draw:start-shape="id71" draw:start-glue-point="11" draw:end-shape="id71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72" draw:start-glue-point="0" draw:end-shape="id73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8.697cm" svg:height="9.374cm" draw:transform="rotate (-1.31807265110612) translate (18.0000000811983cm 7.99999997903093cm)" svg:viewBox="0 0 8698 9375" svg:d="M0 0c12394-1 7907 9375 7907 9375">
          <text:p/>
        </draw:path>
        <draw:frame draw:style-name="gr5" draw:text-style-name="P7" draw:layer="layout" svg:width="1cm" svg:height="0.962cm" svg:x="12.601cm" svg:y="17.197cm">
          <draw:text-box>
            <text:p><text:span text:style-name="T3">3</text:span></text:p>
          </draw:text-box>
        </draw:frame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1cm" svg:height="0.962cm" svg:x="15.701cm" svg:y="0.997cm">
          <draw:text-box>
            <text:p><text:span text:style-name="T3">5</text:span></text:p>
          </draw:text-box>
        </draw:frame>
        <draw:path draw:style-name="gr4" draw:text-style-name="P3" draw:layer="layout" svg:width="8.697cm" svg:height="9.374cm" draw:transform="rotate (1.31807265110612) translate (-0.168971893943169cm 16.423118826879cm)" svg:viewBox="0 0 8698 9375" svg:d="M8698 0c-12394-1-7907 9375-7907 9375">
          <text:p/>
        </draw:path>
        <draw:frame draw:style-name="gr5" draw:text-style-name="P7" draw:layer="layout" svg:width="1cm" svg:height="0.962cm" svg:x="6.501cm" svg:y="17.197cm">
          <draw:text-box>
            <text:p><text:span text:style-name="T3">4</text:span></text:p>
          </draw:text-box>
        </draw:frame>
        <draw:path draw:style-name="gr4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  <draw:page draw:name="page8" draw:style-name="dp1" draw:master-page-name="Default">
        <draw:custom-shape draw:style-name="gr2" draw:text-style-name="P2" draw:layer="layout" svg:width="2cm" svg:height="2cm" svg:x="2cm" svg:y="2cm">
          <text:p text:style-name="P1">v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8" draw:id="id78" draw:layer="layout" svg:width="2cm" svg:height="2cm" svg:x="9cm" svg:y="2cm">
          <text:p text:style-name="P1">v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2cm" svg:height="2cm" svg:x="16.002cm" svg:y="2.002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6" draw:id="id76" draw:layer="layout" svg:width="2cm" svg:height="2cm" svg:x="2.001cm" svg:y="7.001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2cm" svg:height="2cm" svg:x="9.002cm" svg:y="7.002cm">
          <text:p text:style-name="P1">v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6.003cm" svg:y="7.0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cm" svg:y1="3cm" svg:x2="9cm" svg:y2="3cm">
          <text:p/>
        </draw:line>
        <draw:line draw:style-name="gr3" draw:text-style-name="P3" draw:layer="layout" svg:x1="11cm" svg:y1="3cm" svg:x2="16cm" svg:y2="3cm">
          <text:p/>
        </draw:line>
        <draw:line draw:style-name="gr3" draw:text-style-name="P3" draw:layer="layout" svg:x1="11cm" svg:y1="8cm" svg:x2="16cm" svg:y2="8cm">
          <text:p/>
        </draw:line>
        <draw:line draw:style-name="gr3" draw:text-style-name="P3" draw:layer="layout" svg:x1="4cm" svg:y1="8cm" svg:x2="9cm" svg:y2="8cm">
          <text:p/>
        </draw:line>
        <draw:connector draw:style-name="gr3" draw:text-style-name="P3" draw:layer="layout" draw:type="line" svg:x1="10.709cm" svg:y1="7.295cm" svg:x2="16.295cm" svg:y2="3.709cm" draw:start-shape="id74" draw:start-glue-point="11" draw:end-shape="id75" draw:end-glue-point="7" svg:d="M10709 7295l5586-3586" svg:viewBox="0 0 5587 3587">
          <text:p/>
        </draw:connector>
        <draw:line draw:style-name="gr3" draw:text-style-name="P3" draw:layer="layout" svg:x1="3cm" svg:y1="4cm" svg:x2="3cm" svg:y2="7cm">
          <text:p/>
        </draw:line>
        <draw:line draw:style-name="gr4" draw:text-style-name="P3" draw:layer="layout" svg:x1="10cm" svg:y1="4cm" svg:x2="10cm" svg:y2="7cm">
          <text:p/>
        </draw:line>
        <draw:line draw:style-name="gr3" draw:text-style-name="P3" draw:layer="layout" svg:x1="17cm" svg:y1="4cm" svg:x2="17cm" svg:y2="7cm">
          <text:p/>
        </draw:line>
        <draw:frame draw:style-name="gr5" draw:text-style-name="P4" draw:layer="layout" svg:width="1cm" svg:height="0.962cm" svg:x="6cm" svg:y="2cm">
          <draw:text-box>
            <text:p>2</text:p>
          </draw:text-box>
        </draw:frame>
        <draw:frame draw:style-name="gr5" draw:text-style-name="P4" draw:layer="layout" svg:width="1cm" svg:height="0.962cm" svg:x="13cm" svg:y="2cm">
          <draw:text-box>
            <text:p>1</text:p>
          </draw:text-box>
        </draw:frame>
        <draw:frame draw:style-name="gr5" draw:text-style-name="P4" draw:layer="layout" svg:width="1cm" svg:height="0.962cm" svg:x="16cm" svg:y="5cm">
          <draw:text-box>
            <text:p>2</text:p>
          </draw:text-box>
        </draw:frame>
        <draw:frame draw:style-name="gr5" draw:text-style-name="P4" draw:layer="layout" svg:width="1cm" svg:height="0.962cm" svg:x="13cm" svg:y="7cm">
          <draw:text-box>
            <text:p>4</text:p>
          </draw:text-box>
        </draw:frame>
        <draw:frame draw:style-name="gr5" draw:text-style-name="P4" draw:layer="layout" svg:width="1cm" svg:height="0.962cm" svg:x="6cm" svg:y="7cm">
          <draw:text-box>
            <text:p>4</text:p>
          </draw:text-box>
        </draw:frame>
        <draw:frame draw:style-name="gr5" draw:text-style-name="P4" draw:layer="layout" svg:width="1cm" svg:height="0.962cm" svg:x="3cm" svg:y="5cm">
          <draw:text-box>
            <text:p>2</text:p>
          </draw:text-box>
        </draw:frame>
        <draw:frame draw:style-name="gr5" draw:text-style-name="P4" draw:layer="layout" svg:width="1cm" svg:height="0.962cm" svg:x="9cm" svg:y="5cm">
          <draw:text-box>
            <text:p>1</text:p>
          </draw:text-box>
        </draw:frame>
        <draw:frame draw:style-name="gr5" draw:text-style-name="P4" draw:layer="layout" svg:width="1cm" svg:height="0.962cm" svg:x="12cm" svg:y="5.1cm">
          <draw:text-box>
            <text:p>2</text:p>
          </draw:text-box>
        </draw:frame>
        <draw:frame draw:style-name="gr5" draw:text-style-name="P5" draw:layer="layout" svg:width="1cm" svg:height="0.962cm" svg:x="2cm" svg:y="1.3cm">
          <draw:text-box>
            <text:p><text:span text:style-name="T2">1</text:span></text:p>
          </draw:text-box>
        </draw:frame>
        <draw:frame draw:style-name="gr5" draw:text-style-name="P5" draw:layer="layout" svg:width="1cm" svg:height="0.962cm" svg:x="9.1cm" svg:y="1.3cm">
          <draw:text-box>
            <text:p><text:span text:style-name="T2">3</text:span></text:p>
          </draw:text-box>
        </draw:frame>
        <draw:frame draw:style-name="gr5" draw:text-style-name="P5" draw:layer="layout" svg:width="1cm" svg:height="0.962cm" svg:x="17.2cm" svg:y="1.3cm">
          <draw:text-box>
            <text:p><text:span text:style-name="T2">4</text:span></text:p>
          </draw:text-box>
        </draw:frame>
        <draw:frame draw:style-name="gr5" draw:text-style-name="P5" draw:layer="layout" svg:width="1.3cm" svg:height="0.962cm" svg:x="15.9cm" svg:y="6.3cm">
          <draw:text-box>
            <text:p><text:span text:style-name="T2">11</text:span></text:p>
          </draw:text-box>
        </draw:frame>
        <draw:frame draw:style-name="gr5" draw:text-style-name="P5" draw:layer="layout" svg:width="1cm" svg:height="0.962cm" svg:x="9cm" svg:y="6.3cm">
          <draw:text-box>
            <text:p><text:span text:style-name="T2">5</text:span></text:p>
          </draw:text-box>
        </draw:frame>
        <draw:frame draw:style-name="gr5" draw:text-style-name="P5" draw:layer="layout" svg:width="1.3cm" svg:height="0.962cm" svg:x="1.8cm" svg:y="6.3cm">
          <draw:text-box>
            <text:p><text:span text:style-name="T2">10</text:span></text:p>
          </draw:text-box>
        </draw:frame>
        <draw:connector draw:style-name="gr6" draw:text-style-name="P6" xml:id="id77" draw:id="id77" draw:layer="layout" svg:x1="3.708cm" svg:y1="7.294cm" svg:x2="3.708cm" svg:y2="7.294cm" draw:start-shape="id76" draw:start-glue-point="11" draw:end-shape="id76" draw:end-glue-point="11" svg:d="M3708 7294z" svg:viewBox="0 0 1 1">
          <text:p/>
        </draw:connector>
        <draw:connector draw:style-name="gr4" draw:text-style-name="P3" draw:layer="layout" draw:type="line" svg:x1="3.708cm" svg:y1="7.294cm" svg:x2="9.293cm" svg:y2="3.707cm" draw:start-shape="id77" draw:start-glue-point="0" draw:end-shape="id78" draw:end-glue-point="7" svg:d="M3708 7294l5585-3587" svg:viewBox="0 0 5586 3588">
          <text:p/>
        </draw:connector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frame draw:style-name="gr5" draw:text-style-name="P7" draw:layer="layout" svg:width="1cm" svg:height="0.962cm" svg:x="5.901cm" svg:y="4.697cm">
          <draw:text-box>
            <text:p><text:span text:style-name="T3">4</text:span></text:p>
          </draw:text-box>
        </draw:frame>
        <draw:path draw:style-name="gr4" draw:text-style-name="P3" draw:layer="layout" svg:width="15.443cm" svg:height="9.39cm" draw:transform="skewX (2.56852922690421E-017) rotate (2.90178441436577) translate (14.7694728187987cm 11.1223080788165cm)" svg:viewBox="0 0 15444 9391" svg:d="M0 9391c23575 1 13146-9391 13146-9391">
          <text:p/>
        </draw:path>
        <draw:frame draw:style-name="gr5" draw:text-style-name="P7" draw:layer="layout" svg:width="1cm" svg:height="0.962cm" svg:x="15.701cm" svg:y="0.997cm">
          <draw:text-box>
            <text:p><text:span text:style-name="T3">5</text:span></text:p>
          </draw:text-box>
        </draw:frame>
        <draw:path draw:style-name="gr4" draw:text-style-name="P3" draw:layer="layout" svg:width="10.137cm" svg:height="6.42cm" draw:transform="skewX (-1.14455102929884E-016) rotate (-0.564614013020166) translate (7.43585281967685cm 2.76250470203533cm)" svg:viewBox="0 0 10138 6421" svg:d="M0 6421c7102 0 10138-6421 10138-6421">
          <text:p/>
        </draw:path>
        <draw:frame draw:style-name="gr5" draw:text-style-name="P7" draw:layer="layout" svg:width="1cm" svg:height="0.962cm" svg:x="9.501cm" svg:y="9.084cm">
          <draw:text-box>
            <text:p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10:56.282064467</meta:creation-date>
    <dc:date>2022-07-11T11:54:08.401157803</dc:date>
    <meta:editing-duration>PT29M2S</meta:editing-duration>
    <meta:editing-cycles>7</meta:editing-cycles>
    <meta:generator>LibreOffice/6.4.7.2$Linux_X86_64 LibreOffice_project/40$Build-2</meta:generator>
    <meta:document-statistic meta:object-count="469"/>
  </office:meta>
</office:document-meta>
</file>